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4cm" fo:min-width="5.089cm"/>
    </style:style>
    <style:style style:name="gr2" style:family="graphic" style:parent-style-name="standard">
      <style:graphic-properties draw:textarea-horizontal-align="justify" draw:textarea-vertical-align="middle" draw:auto-grow-height="false" fo:min-height="2.715cm" fo:min-width="2.891cm"/>
    </style:style>
    <style:style style:name="gr3" style:family="graphic" style:parent-style-name="standard">
      <style:graphic-properties draw:textarea-horizontal-align="justify" draw:textarea-vertical-align="middle" draw:auto-grow-height="false" fo:min-height="2.691cm" fo:min-width="6.6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4.572cm" svg:x="11.922cm" svg:y="22.844cm">
          <text:p text:style-name="P1">Geospatial 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3.937cm" svg:height="4.445cm" svg:x="3.921cm" svg:y="23.225cm">
          <text:p text:style-name="P1">Geospatial </text:p>
          <text:p text:style-name="P1">data 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layer="layout" svg:width="7.747cm" svg:height="3.175cm" svg:x="6.588cm" svg:y="17.51cm">
          <text:p text:style-name="P1">Data rendering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2" draw:layer="layout" svg:x1="6.08cm" svg:y1="23.225cm" svg:x2="9.128cm" svg:y2="20.685cm">
          <text:p/>
        </draw:line>
        <draw:line draw:style-name="gr4" draw:text-style-name="P2" draw:layer="layout" svg:x1="14.716cm" svg:y1="23.479cm" svg:x2="12.557cm" svg:y2="20.685cm">
          <text:p/>
        </draw:line>
        <draw:custom-shape draw:style-name="gr3" draw:text-style-name="P1" draw:layer="layout" svg:width="7.747cm" svg:height="3.175cm" svg:x="6.588cm" svg:y="4.175cm">
          <text:p text:style-name="P1">Web Browser</text:p>
          <text:p text:style-name="P1">HTML + JS library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7.747cm" svg:height="3.175cm" svg:x="6.588cm" svg:y="12.049cm">
          <text:p text:style-name="P1">Tile caching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2" draw:layer="layout" svg:x1="10.525cm" svg:y1="17.51cm" svg:x2="10.525cm" svg:y2="15.224cm">
          <text:p/>
        </draw:line>
        <draw:line draw:style-name="gr5" draw:text-style-name="P1" draw:layer="layout" svg:x1="10.525cm" svg:y1="7.35cm" svg:x2="10.525cm" svg:y2="12.1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dy </meta:initial-creator>
    <meta:creation-date>2016-03-13T17:49:29.672707857</meta:creation-date>
    <dc:date>2016-03-13T18:04:57.856340573</dc:date>
    <dc:creator>tedy </dc:creator>
    <meta:editing-duration>PT15M27S</meta:editing-duration>
    <meta:editing-cycles>2</meta:editing-cycles>
    <meta:generator>LibreOffice/5.0.3.2$Linux_X86_64 LibreOffice_project/00m0$Build-2</meta:generator>
    <meta:document-statistic meta:object-count="9"/>
  </office:meta>
</office:document-meta>
</file>